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1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452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1.411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100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100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 style:data-style-name="N11">
      <style:table-cell-properties fo:border="0.74pt solid #000000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10" office:value-type="string" calcext:value-type="string">
            <text:p>Motivações</text:p>
          </table:table-cell>
          <table:table-cell table:style-name="ce10" office:value-type="string" calcext:value-type="string">
            <text:p>Mudanças</text:p>
          </table:table-cell>
          <table:table-cell table:style-name="ce10" office:value-type="string" calcext:value-type="string">
            <text:p>Proporção</text:p>
          </table:table-cell>
          <table:table-cell table:style-name="ce10" office:value-type="string" calcext:value-type="string">
            <text:p>Melhorou</text:p>
          </table:table-cell>
          <table:table-cell table:style-name="ce10" office:value-type="string" calcext:value-type="string">
            <text:p>Piorou</text:p>
          </table:table-cell>
          <table:table-cell table:style-name="ce10" office:value-type="string" calcext:value-type="string">
            <text:p>Igual</text:p>
          </table:table-cell>
          <table:table-cell table:style-name="ce8" table:number-columns-repeated="1017"/>
        </table:table-row>
        <table:table-row table:style-name="ro1">
          <table:table-cell/>
          <table:table-cell table:style-name="ce11" office:value-type="string" calcext:value-type="string">
            <text:p>Não-genuínas</text:p>
          </table:table-cell>
          <table:table-cell table:style-name="ce6" office:value-type="float" office:value="8288" calcext:value-type="float">
            <text:p>8288</text:p>
          </table:table-cell>
          <table:table-cell table:style-name="ce7" office:value-type="percentage" office:value="0.8831" calcext:value-type="percentage">
            <text:p>88,31%</text:p>
          </table:table-cell>
          <table:table-cell table:style-name="ce6" office:value-type="float" office:value="3756" calcext:value-type="float">
            <text:p>3756</text:p>
          </table:table-cell>
          <table:table-cell table:style-name="ce6" office:value-type="float" office:value="4474" calcext:value-type="float">
            <text:p>4474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Genuínas</text:p>
          </table:table-cell>
          <table:table-cell table:style-name="ce6" office:value-type="float" office:value="1092" calcext:value-type="float">
            <text:p>1092</text:p>
          </table:table-cell>
          <table:table-cell table:style-name="ce7" office:value-type="percentage" office:value="0.1164" calcext:value-type="percentage">
            <text:p>11,64%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921" calcext:value-type="float">
            <text:p>92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Híbridas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percentage" office:value="0.0005" calcext:value-type="percentage">
            <text:p>0,05%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6" office:value-type="float" office:value="9385" calcext:value-type="float">
            <text:p>9385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6" office:value-type="float" office:value="3924" calcext:value-type="float">
            <text:p>3924</text:p>
          </table:table-cell>
          <table:table-cell table:style-name="ce6" office:value-type="float" office:value="5395" calcext:value-type="float">
            <text:p>5395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9:20:56.095737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14:40:00.252269242</meta:creation-date>
    <dc:title>JSN_CALC</dc:title>
    <meta:editing-duration>PT16M</meta:editing-duration>
    <meta:editing-cycles>8</meta:editing-cycles>
    <meta:generator>LibreOffice/7.1.7.2$Linux_X86_64 LibreOffice_project/10$Build-2</meta:generator>
    <meta:initial-creator>JSN </meta:initial-creator>
    <dc:date>2021-12-11T19:29:32.920673263</dc:date>
    <dc:creator>JSN </dc:creator>
    <meta:document-statistic meta:table-count="1" meta:cell-count="30" meta:object-count="0"/>
    <meta:template xlink:type="simple" xlink:actuate="onRequest" xlink:title="JSN_CALC" xlink:href="../../Documents/Templates/JSN_CALC.ots" meta:date="2021-12-11T14:39:59.419358754"/>
  </office:meta>
</office:document-meta>
</file>